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3" style:family="paragraph" style:parent-style-name="Standard" style:list-style-name="L1">
      <style:text-properties fo:font-size="14pt" fo:font-weight="bold" style:font-weight-asian="bold" style:font-weight-complex="bold"/>
    </style:style>
    <style:style style:name="P4" style:family="paragraph" style:parent-style-name="Standard" style:list-style-name="L1">
      <style:text-properties fo:font-size="14pt" fo:font-weight="normal" officeooo:rsid="0015de6f" officeooo:paragraph-rsid="0015de6f" style:font-weight-asian="normal" style:font-weight-complex="normal"/>
    </style:style>
    <style:style style:name="P5" style:family="paragraph" style:parent-style-name="Standard" style:list-style-name="L1">
      <style:text-properties fo:font-size="12pt" fo:font-weight="normal" officeooo:rsid="0015de6f" officeooo:paragraph-rsid="0015de6f" style:font-weight-asian="normal" style:font-weight-complex="normal"/>
    </style:style>
    <style:style style:name="P6" style:family="paragraph" style:parent-style-name="Standard" style:list-style-name="L1">
      <style:text-properties fo:font-size="12pt" fo:font-weight="normal" officeooo:rsid="00147e29" officeooo:paragraph-rsid="00147e29" style:font-weight-asian="normal" style:font-weight-complex="normal"/>
    </style:style>
    <style:style style:name="P7" style:family="paragraph" style:parent-style-name="Standard" style:list-style-name="L1">
      <style:text-properties fo:font-size="12pt" fo:font-weight="normal" officeooo:rsid="00136ff4" officeooo:paragraph-rsid="00136ff4" style:font-weight-asian="normal" style:font-weight-complex="normal"/>
    </style:style>
    <style:style style:name="P8" style:family="paragraph" style:parent-style-name="Standard" style:list-style-name="L1">
      <style:text-properties fo:font-size="12pt" fo:font-style="normal" fo:font-weight="normal" officeooo:rsid="0015de6f" officeooo:paragraph-rsid="0015de6f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ize="12pt" officeooo:paragraph-rsid="0015de6f"/>
    </style:style>
    <style:style style:name="P10" style:family="paragraph" style:parent-style-name="Standard" style:list-style-name="L1">
      <style:text-properties fo:font-size="12pt" officeooo:rsid="0016f7fd" officeooo:paragraph-rsid="0016f7fd"/>
    </style:style>
    <style:style style:name="P11" style:family="paragraph" style:parent-style-name="Standard" style:list-style-name="L1">
      <style:text-properties fo:font-size="10pt" fo:font-style="normal" fo:font-weight="normal" officeooo:rsid="0015de6f" officeooo:paragraph-rsid="0015de6f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font-size="10pt" fo:font-weight="normal" officeooo:rsid="0015de6f" officeooo:paragraph-rsid="0015de6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e6f" style:font-weight-asian="normal" style:font-weight-complex="normal"/>
    </style:style>
    <style:style style:name="T3" style:family="text">
      <style:text-properties fo:font-weight="normal" officeooo:rsid="0016f7fd" style:font-weight-asian="normal" style:font-weight-complex="normal"/>
    </style:style>
    <style:style style:name="T4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8in" fo:text-indent="-0.25in" fo:margin-left="2.94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ing Outcomes</text:p>
      <text:p text:style-name="P1"/>
      <text:list xml:id="list4101129544" text:style-name="L1">
        <text:list-item>
          <text:p text:style-name="P3">What is a database?</text:p>
          <text:list>
            <text:list-item>
              <text:p text:style-name="P7">A structured set of data held in a computer.</text:p>
            </text:list-item>
          </text:list>
        </text:list-item>
        <text:list-item>
          <text:p text:style-name="P3"><text:s/>What are relational databases?</text:p>
          <text:list>
            <text:list-item>
              <text:p text:style-name="P6">A relational database is a type of database where it follows the relational model of data. This means data of a certain type is stored separately from the rest. These separations creates relationships between data.</text:p>
            </text:list-item>
          </text:list>
        </text:list-item>
        <text:list-item>
          <text:p text:style-name="P3"><text:s/>How are relational databases different from XML?</text:p>
          <text:list>
            <text:list-item>
              <text:p text:style-name="P9"><text:span text:style-name="T2">XML is a data storage system where you create tags that</text:span><text:span text:style-name="T3"> descriptively separates the data stored. For example, you can create tags such as &lt;to&gt;&lt;/to&gt; to indicate recipient in the data.</text:span></text:p>
            </text:list-item>
            <text:list-item>
              <text:p text:style-name="P10"><text:span text:style-name="T3">R</text:span><text:span text:style-name="T1">elational databases are different where data is stored in separate tables. There can be a table where all data for year is stored and then connected back to the table that requires year through an ID.</text:span></text:p>
            </text:list-item>
          </text:list>
        </text:list-item>
        <text:list-item>
          <text:p text:style-name="P3"><text:s/>What is SQL?</text:p>
          <text:list>
            <text:list-item>
              <text:p text:style-name="P4"><text:span text:style-name="T4">SQL is a language used to interact with database by giving commands (queries) which will executed by the database system</text:span>.</text:p>
            </text:list-item>
          </text:list>
        </text:list-item>
        <text:list-item>
          <text:p text:style-name="P3"><text:s/>What is SQL used for?</text:p>
          <text:list>
            <text:list-item>
              <text:p text:style-name="P5">SQL is used to write commands to the database which will then execute the command and return the result of your query.</text:p>
              <text:p text:style-name="P5"/>
            </text:list-item>
          </text:list>
        </text:list-item>
        <text:list-item>
          <text:p text:style-name="P3"><text:s/>How do you get all the records from a table in SQL?</text:p>
          <text:list>
            <text:list-item>
              <text:p text:style-name="P11">Select * FROM &lt;TABLE_NAME&gt;;</text:p>
              <text:p text:style-name="P8"/>
            </text:list-item>
          </text:list>
        </text:list-item>
        <text:list-item>
          <text:p text:style-name="P3"><text:s/>How do you insert a record in SQL?</text:p>
          <text:list>
            <text:list-item>
              <text:p text:style-name="P12">INSERT INTO &lt;TABLE_NAME&gt; VALUES (value_one, ... value_n);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8" meta:word-count="226" meta:character-count="1219" meta:non-whitespace-character-count="1020"/>
  </office:meta>
</office:document-meta>
</file>